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7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mgrmPqRmdHfMbptFfDcbC</text:p>
          </table:table-cell>
          <table:table-cell table:style-name="ce1" office:value-type="string" calcext:value-type="string">
            <text:p>Hummingbird, Adventurer’s Call</text:p>
          </table:table-cell>
          <table:table-cell table:style-name="ce1"/>
          <table:table-cell office:value-type="string" calcext:value-type="string">
            <text:p>cDpMQnr8LwPFGMdgffNb8</text:p>
          </table:table-cell>
          <table:table-cell table:style-name="ce1" office:value-type="string" calcext:value-type="string">
            <text:p>Quicken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rMg9kDMg9KwBPPtJLJph</text:p>
          </table:table-cell>
          <table:table-cell table:style-name="ce1" office:value-type="string" calcext:value-type="string">
            <text:p>Yorick, Weaver of Tales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table:style-name="ce1" office:value-type="string" calcext:value-type="string">
            <text:p>Aether Ashwing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jrcdWNnMQCtrjQqKjd9Fw</text:p>
          </table:table-cell>
          <table:table-cell table:style-name="ce1" office:value-type="string" calcext:value-type="string">
            <text:p>Embodiment of Earth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BwTWNc9FMGQfwHRTTdHj</text:p>
          </table:table-cell>
          <table:table-cell table:style-name="ce1" office:value-type="string" calcext:value-type="string">
            <text:p>Embodiment of Lightning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HpWqFJW8ftTDdzCLK9RkD</text:p>
          </table:table-cell>
          <table:table-cell table:style-name="ce1" office:value-type="string" calcext:value-type="string">
            <text:p>Ponde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table:style-name="ce1" office:value-type="string" calcext:value-type="string">
            <text:p>Quicken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table:style-name="ce1" office:value-type="string" calcext:value-type="string">
            <text:p>Runechant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table:style-name="ce1" office:value-type="string" calcext:value-type="string">
            <text:p>Seismic Sur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9F6H6kTdQdcHrDrRCDmLP</text:p>
          </table:table-cell>
          <table:table-cell table:style-name="ce1" office:value-type="string" calcext:value-type="string">
            <text:p>Soul Shackl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table:style-name="ce1" office:value-type="string" calcext:value-type="string">
            <text:p>Spectral Shield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table:style-name="ce1" office:value-type="string" calcext:value-type="string">
            <text:p>Zen Stat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table:style-name="ce1" office:value-type="string" calcext:value-type="string">
            <text:p>Coppe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table:style-name="ce1" office:value-type="string" calcext:value-type="string">
            <text:p>Silve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zbnpfqW7d6CqN9wT8Dcft</text:p>
          </table:table-cell>
          <table:table-cell table:style-name="ce1" office:value-type="string" calcext:value-type="string">
            <text:p>Tales of Adventur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8qdmprPg7kckn8ktMTKQh</text:p>
          </table:table-cell>
          <table:table-cell table:style-name="ce1" office:value-type="string" calcext:value-type="string">
            <text:p>Gold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98kfFNz9prGgmD88ptJR</text:p>
          </table:table-cell>
          <table:table-cell office:value-type="string" calcext:value-type="string">
            <text:p>Whirling Mist Bloss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RQMpBtqBHWrk68GqnGP</text:p>
          </table:table-cell>
          <table:table-cell office:value-type="string" calcext:value-type="string">
            <text:p>Ira, Crimson Haz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TtCrkgJBC6h8TWjMgk8m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rjRbqHNNKbLGfqDPjp7R</text:p>
          </table:table-cell>
          <table:table-cell office:value-type="string" calcext:value-type="string">
            <text:p>Herald of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pWJp9RKt7nrzt6dCMnbH</text:p>
          </table:table-cell>
          <table:table-cell office:value-type="string" calcext:value-type="string">
            <text:p>Herald of 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CjCDmt6k6Rq7bkf7pGr</text:p>
          </table:table-cell>
          <table:table-cell office:value-type="string" calcext:value-type="string">
            <text:p>Herald of Prot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wWtFzhjTgbrJJrkGjFc</text:p>
          </table:table-cell>
          <table:table-cell office:value-type="string" calcext:value-type="string">
            <text:p>Prismatic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NppkqrrrfrMgRWhT9rr</text:p>
          </table:table-cell>
          <table:table-cell office:value-type="string" calcext:value-type="string">
            <text:p>Prismatic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FjnrzdmFLkwdBbWHnGfR</text:p>
          </table:table-cell>
          <table:table-cell office:value-type="string" calcext:value-type="string">
            <text:p>Prismatic 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/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/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J8HCWnpHbPRGRGpt86Cb</text:p>
          </table:table-cell>
          <table:table-cell office:value-type="string" calcext:value-type="string">
            <text:p>Blasmophet, the Soul Harve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9zPNQfc6GGrwdgMBLkj</text:p>
          </table:table-cell>
          <table:table-cell office:value-type="string" calcext:value-type="string">
            <text:p>Ursur, the Soul Rea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96L8jp69mNpjcGRCDbj</text:p>
          </table:table-cell>
          <table:table-cell office:value-type="string" calcext:value-type="string">
            <text:p>Oldhim, Grandfather of Eterni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6qHfWdqQGfRPfKJMgR7</text:p>
          </table:table-cell>
          <table:table-cell office:value-type="string" calcext:value-type="string">
            <text:p>Oldhi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CFwdjG8dKDCmr7d7F7M</text:p>
          </table:table-cell>
          <table:table-cell office:value-type="string" calcext:value-type="string">
            <text:p>Awake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rqGffz6jP9D7w8DbkcL</text:p>
          </table:table-cell>
          <table:table-cell office:value-type="string" calcext:value-type="string">
            <text:p>Snow 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LkbJDtPDkLWPNpfwfTDJ</text:p>
          </table:table-cell>
          <table:table-cell office:value-type="string" calcext:value-type="string">
            <text:p>Snow 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zNjkqqJgrbPbJpWQ8RWp</text:p>
          </table:table-cell>
          <table:table-cell office:value-type="string" calcext:value-type="string">
            <text:p>Sn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rCkdLPFwwTzHJPwcTRC</text:p>
          </table:table-cell>
          <table:table-cell office:value-type="string" calcext:value-type="string">
            <text:p>Emerging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jbb9hfw8BzbQqqqHtCjJ</text:p>
          </table:table-cell>
          <table:table-cell office:value-type="string" calcext:value-type="string">
            <text:p>Emerging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kNqCchBdrhwz7RCBn77</text:p>
          </table:table-cell>
          <table:table-cell office:value-type="string" calcext:value-type="string">
            <text:p>Emerging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TpfzJrrJnnNjMFhHRHF</text:p>
          </table:table-cell>
          <table:table-cell office:value-type="string" calcext:value-type="string">
            <text:p>Strength of Sequ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Rfr8GwTMrwtm9HwFJkb</text:p>
          </table:table-cell>
          <table:table-cell office:value-type="string" calcext:value-type="string">
            <text:p>Strength of Sequo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fdR79tdkkfRMH7RmjKr</text:p>
          </table:table-cell>
          <table:table-cell office:value-type="string" calcext:value-type="string">
            <text:p>Strength of 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f6PJ8ztqJhcQRFDLR9nG</text:p>
          </table:table-cell>
          <table:table-cell office:value-type="string" calcext:value-type="string">
            <text:p>Ic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zwGpLbJTtQ9DDhCchdP</text:p>
          </table:table-cell>
          <table:table-cell office:value-type="string" calcext:value-type="string">
            <text:p>Blizzar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m8d9NngqkJN7dDNwtHJ</text:p>
          </table:table-cell>
          <table:table-cell office:value-type="string" calcext:value-type="string">
            <text:p>Blizzar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JCkLbwKKhftmCtmQqr7r</text:p>
          </table:table-cell>
          <table:table-cell office:value-type="string" calcext:value-type="string">
            <text:p>Blizzard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dPWDMfBd8BQp66B9chCQ</text:p>
          </table:table-cell>
          <table:table-cell office:value-type="string" calcext:value-type="string">
            <text:p>Coat of Fros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w97RJqc6PgTctzgWWK9</text:p>
          </table:table-cell>
          <table:table-cell office:value-type="string" calcext:value-type="string">
            <text:p>Ice 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TNdJ7FzJFNzgLpBWgTPM</text:p>
          </table:table-cell>
          <table:table-cell office:value-type="string" calcext:value-type="string">
            <text:p>Ice 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kwwcJqJn9gdfRzgbmcF</text:p>
          </table:table-cell>
          <table:table-cell office:value-type="string" calcext:value-type="string">
            <text:p>Ice 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jR9CjBG6nHqJ9kdMQmJ</text:p>
          </table:table-cell>
          <table:table-cell office:value-type="string" calcext:value-type="string">
            <text:p>Icy En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JmqBJqmdmw886QMF6n6</text:p>
          </table:table-cell>
          <table:table-cell office:value-type="string" calcext:value-type="string">
            <text:p>Icy En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kGmQKJwMhgGgKWNWbGH</text:p>
          </table:table-cell>
          <table:table-cell office:value-type="string" calcext:value-type="string">
            <text:p>Icy Enco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6Jp8hBLgpwRPd8gNnN7</text:p>
          </table:table-cell>
          <table:table-cell office:value-type="string" calcext:value-type="string">
            <text:p>Chill to the 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zTbm7gJD7r866HNpHGW</text:p>
          </table:table-cell>
          <table:table-cell office:value-type="string" calcext:value-type="string">
            <text:p>Chill to the B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cWqBfNRjBTbCtfLWtmH</text:p>
          </table:table-cell>
          <table:table-cell office:value-type="string" calcext:value-type="string">
            <text:p>Chill to the B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fB8pHmJRDD8CfP8mTbr</text:p>
          </table:table-cell>
          <table:table-cell office:value-type="string" calcext:value-type="string">
            <text:p>Grandeur of Valahai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cpmnFc99GT8bbwbCBth</text:p>
          </table:table-cell>
          <table:table-cell office:value-type="string" calcext:value-type="string">
            <text:p>Ready to 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QMQ79gb9P7CTMfWfBz8</text:p>
          </table:table-cell>
          <table:table-cell office:value-type="string" calcext:value-type="string">
            <text:p>Kayo, Berserker R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PMgW9kwNF8Cj69gwJntt</text:p>
          </table:table-cell>
          <table:table-cell office:value-type="string" calcext:value-type="string">
            <text:p>Swing 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pDT6GfzNwKW8qz7WbrN</text:p>
          </table:table-cell>
          <table:table-cell office:value-type="string" calcext:value-type="string">
            <text:p>Stalagmite, Bastion of Isenlof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hGF8kMMdmKdhMNdj6NH</text:p>
          </table:table-cell>
          <table:table-cell office:value-type="string" calcext:value-type="string">
            <text:p>Valda Brightaxe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wM6LGq87rrqGQFk8rKG</text:p>
          </table:table-cell>
          <table:table-cell office:value-type="string" calcext:value-type="string">
            <text:p>Earthlore Bounty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rPq9RLbrhFrrgzndt8</text:p>
          </table:table-cell>
          <table:table-cell office:value-type="string" calcext:value-type="string">
            <text:p>Seismic St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GW6Kn6mWFFFWcwkpdHh</text:p>
          </table:table-cell>
          <table:table-cell office:value-type="string" calcext:value-type="string">
            <text:p>Seismic S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n8tCF66mwtfWfqLLz87</text:p>
          </table:table-cell>
          <table:table-cell office:value-type="string" calcext:value-type="string">
            <text:p>Seismic S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MFLP9L76wCJBGGhBKChT</text:p>
          </table:table-cell>
          <table:table-cell office:value-type="string" calcext:value-type="string">
            <text:p>Spring Tid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KTjfkmpJCCQcRpKbPCJ</text:p>
          </table:table-cell>
          <table:table-cell office:value-type="string" calcext:value-type="string">
            <text:p>Outland Skir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cHBbCqJnRKPFFLHmbHL</text:p>
          </table:table-cell>
          <table:table-cell office:value-type="string" calcext:value-type="string">
            <text:p>Outland Skirm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NqHrDGMBKrbmcCKQG6Hd</text:p>
          </table:table-cell>
          <table:table-cell office:value-type="string" calcext:value-type="string">
            <text:p>Outland Skirm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8fjLMCFnQhFrRjwpMTgK</text:p>
          </table:table-cell>
          <table:table-cell office:value-type="string" calcext:value-type="string">
            <text:p>Micro-proces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bdzm8R7MHCpWC79RdTGH</text:p>
          </table:table-cell>
          <table:table-cell office:value-type="string" calcext:value-type="string">
            <text:p>Data Doll MKI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qj9K8NgJ7LFBwMKWk6L7</text:p>
          </table:table-cell>
          <table:table-cell office:value-type="string" calcext:value-type="string">
            <text:p>Genis Wotchunee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gcRpmr76G6zmFgpprRw</text:p>
          </table:table-cell>
          <table:table-cell office:value-type="string" calcext:value-type="string">
            <text:p>Silver Palm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h8rPTLTrzGqHhfbGnq6</text:p>
          </table:table-cell>
          <table:table-cell office:value-type="string" calcext:value-type="string">
            <text:p>Vexing Quillhan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BdLwdzLq6zrMGbHKpKfw</text:p>
          </table:table-cell>
          <table:table-cell office:value-type="string" calcext:value-type="string">
            <text:p>Runic Recla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9Jm6MkWcjqRHwQWkgRDj</text:p>
          </table:table-cell>
          <table:table-cell office:value-type="string" calcext:value-type="string">
            <text:p>Revel in Run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P8HBbKwHCRChp7n7MgDB</text:p>
          </table:table-cell>
          <table:table-cell office:value-type="string" calcext:value-type="string">
            <text:p>Runeblood Inca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kqfBWGccNqnzjLNhqG</text:p>
          </table:table-cell>
          <table:table-cell office:value-type="string" calcext:value-type="string">
            <text:p>Runeblood Inca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9LDB97dGzHHMdTCd8R6</text:p>
          </table:table-cell>
          <table:table-cell office:value-type="string" calcext:value-type="string">
            <text:p>Runeblood Incan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RrT7hMB7bMJ9jcjzJgj</text:p>
          </table:table-cell>
          <table:table-cell office:value-type="string" calcext:value-type="string">
            <text:p>Haze B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KwJ86P99FbcRKnbnRpnj</text:p>
          </table:table-cell>
          <table:table-cell office:value-type="string" calcext:value-type="string">
            <text:p>Phantasmal H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kdbRCNDrm6LmPNWPTHz</text:p>
          </table:table-cell>
          <table:table-cell office:value-type="string" calcext:value-type="string">
            <text:p>Phantasmal 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qK88CP9ND6FCGjTGRMgj</text:p>
          </table:table-cell>
          <table:table-cell office:value-type="string" calcext:value-type="string">
            <text:p>Phantasmal H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jDdc6FFdnDNk7dLgzt7</text:p>
          </table:table-cell>
          <table:table-cell office:value-type="string" calcext:value-type="string">
            <text:p>Cash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TP6hGgLz6zfpdFH9Fpt</text:p>
          </table:table-cell>
          <table:table-cell office:value-type="string" calcext:value-type="string">
            <text:p>Energ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MMHHpLGMCjHh8KQG8nW</text:p>
          </table:table-cell>
          <table:table-cell office:value-type="string" calcext:value-type="string">
            <text:p>Potion of Streng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ww7bNnkN6g7DtDfRcmW</text:p>
          </table:table-cell>
          <table:table-cell office:value-type="string" calcext:value-type="string">
            <text:p>Timesnap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grwjDp8NNrz9mDGDP8B</text:p>
          </table:table-cell>
          <table:table-cell office:value-type="string" calcext:value-type="string">
            <text:p>Amulet of Ear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zgQtjJ9Q8gdrPq9t7Wc</text:p>
          </table:table-cell>
          <table:table-cell office:value-type="string" calcext:value-type="string">
            <text:p>Amulet of Lightn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fRfgF6fn7WGTKcj67JK</text:p>
          </table:table-cell>
          <table:table-cell office:value-type="string" calcext:value-type="string">
            <text:p>Amulet of Assertivene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WtKprkRGWMhWwkCPJFm</text:p>
          </table:table-cell>
          <table:table-cell office:value-type="string" calcext:value-type="string">
            <text:p>Amulet of Echo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rfcbF6JzTp98njhmLrq</text:p>
          </table:table-cell>
          <table:table-cell office:value-type="string" calcext:value-type="string">
            <text:p>Amulet of Havencall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kdwMCjwHHMC6wkHCbRb</text:p>
          </table:table-cell>
          <table:table-cell office:value-type="string" calcext:value-type="string">
            <text:p>Amulet of Igni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HjThGWgwMQMqDRNBLMc</text:p>
          </table:table-cell>
          <table:table-cell office:value-type="string" calcext:value-type="string">
            <text:p>Amulet of Interven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q8MPBRKQzBpWTWRpj8t</text:p>
          </table:table-cell>
          <table:table-cell office:value-type="string" calcext:value-type="string">
            <text:p>Amulet of Obl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HJKTz7QwHTjGtjdHqDM</text:p>
          </table:table-cell>
          <table:table-cell office:value-type="string" calcext:value-type="string">
            <text:p>Clarit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hKjfhKd6K6DPB8f6Twg</text:p>
          </table:table-cell>
          <table:table-cell office:value-type="string" calcext:value-type="string">
            <text:p>Healing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kNT7zKrjgzBDp6Mq76Nm</text:p>
          </table:table-cell>
          <table:table-cell office:value-type="string" calcext:value-type="string">
            <text:p>Potion of See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LwNCBR9FCfnnPtPjkWNp</text:p>
          </table:table-cell>
          <table:table-cell office:value-type="string" calcext:value-type="string">
            <text:p>Potion of Déjà Vu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dKLkdKnTJ8CCczKmwzw</text:p>
          </table:table-cell>
          <table:table-cell office:value-type="string" calcext:value-type="string">
            <text:p>Potion of Ironhid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NjFFzbnPdFpFCDRLMrK</text:p>
          </table:table-cell>
          <table:table-cell office:value-type="string" calcext:value-type="string">
            <text:p>Potion of Luck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WWn7QHqCdDCQRFqPKBJM</text:p>
          </table:table-cell>
          <table:table-cell office:value-type="string" calcext:value-type="string">
            <text:p>Talisman of Bal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Dzrf8p9pprWwb6HwtL</text:p>
          </table:table-cell>
          <table:table-cell office:value-type="string" calcext:value-type="string">
            <text:p>Talisman of Crem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hDkMpLkc7DhKgtNQFwHP</text:p>
          </table:table-cell>
          <table:table-cell office:value-type="string" calcext:value-type="string">
            <text:p>Talisman of Featherfoo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ttJWT9drbGLKtmTFMDqM</text:p>
          </table:table-cell>
          <table:table-cell office:value-type="string" calcext:value-type="string">
            <text:p>Talisman of Recompens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gmgL9kJnkNLdL9LK6kn</text:p>
          </table:table-cell>
          <table:table-cell office:value-type="string" calcext:value-type="string">
            <text:p>Talisman of Tith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mFpdjrdCqD9hDmHTfPK</text:p>
          </table:table-cell>
          <table:table-cell office:value-type="string" calcext:value-type="string">
            <text:p>Talisman of Warfar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J9FRbpjJLcpHMM6wk6HW</text:p>
          </table:table-cell>
          <table:table-cell office:value-type="string" calcext:value-type="string">
            <text:p>Life of th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rtgrpJFT9fmwbnbfrP6</text:p>
          </table:table-cell>
          <table:table-cell office:value-type="string" calcext:value-type="string">
            <text:p>Life of the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gPwChkMppQBfwfrfTtL</text:p>
          </table:table-cell>
          <table:table-cell office:value-type="string" calcext:value-type="string">
            <text:p>Life of the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bbfFFWLbmpbtdFMbnDM</text:p>
          </table:table-cell>
          <table:table-cell office:value-type="string" calcext:value-type="string">
            <text:p>High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9zWQdWrRnqwfC7Qmcnp</text:p>
          </table:table-cell>
          <table:table-cell office:value-type="string" calcext:value-type="string">
            <text:p>High Stri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dQdrNDp9QHmpffbKFfg</text:p>
          </table:table-cell>
          <table:table-cell office:value-type="string" calcext:value-type="string">
            <text:p>High Stri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mknjcbt6Bjn6RTmTBMF</text:p>
          </table:table-cell>
          <table:table-cell office:value-type="string" calcext:value-type="string">
            <text:p>Pick a Card, Any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pkQtGmHDTpHHdjWHHb</text:p>
          </table:table-cell>
          <table:table-cell office:value-type="string" calcext:value-type="string">
            <text:p>Pick a Card, Any 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JCwqHtn96Wt7DnWcTb6B</text:p>
          </table:table-cell>
          <table:table-cell office:value-type="string" calcext:value-type="string">
            <text:p>Pick a Card, Any C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QFCnb8FKJn9HrzCNDmG</text:p>
          </table:table-cell>
          <table:table-cell office:value-type="string" calcext:value-type="string">
            <text:p>Even Bigger Than Tha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tQ6rBPTTD99TNC7PGRM</text:p>
          </table:table-cell>
          <table:table-cell office:value-type="string" calcext:value-type="string">
            <text:p>Even Bigger Than That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CrQmNm8bFk8wcCJ6pj9</text:p>
          </table:table-cell>
          <table:table-cell office:value-type="string" calcext:value-type="string">
            <text:p>Even Bigger Than That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/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jHqNJrckK6pjK7LwfMW</text:p>
          </table:table-cell>
          <table:table-cell office:value-type="string" calcext:value-type="string">
            <text:p>Dawnbla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TbtnmDPchPRckcHTjpz</text:p>
          </table:table-cell>
          <table:table-cell office:value-type="string" calcext:value-type="string">
            <text:p>Silken Form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PPzktrTM7CqMKmbmmkDH</text:p>
          </table:table-cell>
          <table:table-cell office:value-type="string" calcext:value-type="string">
            <text:p>Invoke Dracona Opti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FGMN9nn9QR9FDzC9z68</text:p>
          </table:table-cell>
          <table:table-cell office:value-type="string" calcext:value-type="string">
            <text:p>Dracona Opti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PG6mkm7JPNTBWKJwHpt</text:p>
          </table:table-cell>
          <table:table-cell office:value-type="string" calcext:value-type="string">
            <text:p>Invoke Tomel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qp6Ctw7QMLRDMgTnW6g</text:p>
          </table:table-cell>
          <table:table-cell office:value-type="string" calcext:value-type="string">
            <text:p>Tomelt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wFgpKPTgkKNGgr8Q7JK</text:p>
          </table:table-cell>
          <table:table-cell office:value-type="string" calcext:value-type="string">
            <text:p>Invoke Dom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jggcdqWwpwNKCrTBj6J7</text:p>
          </table:table-cell>
          <table:table-cell office:value-type="string" calcext:value-type="string">
            <text:p>Domin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Krt7FrgBJqNBhfjbmCP</text:p>
          </table:table-cell>
          <table:table-cell office:value-type="string" calcext:value-type="string">
            <text:p>Invoke Azvo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NMRCQPNBjPcfJwgrf9j</text:p>
          </table:table-cell>
          <table:table-cell office:value-type="string" calcext:value-type="string">
            <text:p>Azvol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RfhznJbJjhPqrtCqNMPT</text:p>
          </table:table-cell>
          <table:table-cell office:value-type="string" calcext:value-type="string">
            <text:p>Invoke Cro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npkTnnFPR76kw7qg7mr</text:p>
          </table:table-cell>
          <table:table-cell office:value-type="string" calcext:value-type="string">
            <text:p>C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RbQCrnwpWm7mtbfpcFn7</text:p>
          </table:table-cell>
          <table:table-cell office:value-type="string" calcext:value-type="string">
            <text:p>Invoke Kyl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gMJBpk9fJcWNrrnqztz</text:p>
          </table:table-cell>
          <table:table-cell office:value-type="string" calcext:value-type="string">
            <text:p>Kylo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FBGCzhjCqFKrPBn7GFN</text:p>
          </table:table-cell>
          <table:table-cell office:value-type="string" calcext:value-type="string">
            <text:p>Invoke Mira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t8dQ86kQhLgFd8cd8z</text:p>
          </table:table-cell>
          <table:table-cell office:value-type="string" calcext:value-type="string">
            <text:p>Mirag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T7Pt8nTWqtfT6GbrQnJ</text:p>
          </table:table-cell>
          <table:table-cell office:value-type="string" calcext:value-type="string">
            <text:p>Invoke Nek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GBRjB7mhQJNkq896RNz</text:p>
          </table:table-cell>
          <table:table-cell office:value-type="string" calcext:value-type="string">
            <text:p>Invoke Ou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htBPWMfPrM8bzjf8LrCr</text:p>
          </table:table-cell>
          <table:table-cell office:value-type="string" calcext:value-type="string">
            <text:p>Invoke The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R8NHg7qbrP9rnbfWPr7</text:p>
          </table:table-cell>
          <table:table-cell office:value-type="string" calcext:value-type="string">
            <text:p>Invoke Vynsera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J9c98JJDc8mtKnRR9hhq</text:p>
          </table:table-cell>
          <table:table-cell office:value-type="string" calcext:value-type="string">
            <text:p>Invoke Yendu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TpfTkztdLpN8W6TpRtR</text:p>
          </table:table-cell>
          <table:table-cell office:value-type="string" calcext:value-type="string">
            <text:p>Yendu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CLhjJp9PcgJFQHQfLQrf</text:p>
          </table:table-cell>
          <table:table-cell office:value-type="string" calcext:value-type="string">
            <text:p>Billowing Mi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krrmhNQDqWc7WWKMTTNz</text:p>
          </table:table-cell>
          <table:table-cell office:value-type="string" calcext:value-type="string">
            <text:p>Billowing 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7J6PfqbMCBzQDKtrMfCD</text:p>
          </table:table-cell>
          <table:table-cell office:value-type="string" calcext:value-type="string">
            <text:p>Billowing Mi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F6Bj8MJNDJLQG9kkpq8</text:p>
          </table:table-cell>
          <table:table-cell office:value-type="string" calcext:value-type="string">
            <text:p>Dunebreaker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9BtPGzhFfFBmBtLPJw7</text:p>
          </table:table-cell>
          <table:table-cell office:value-type="string" calcext:value-type="string">
            <text:p>Dunebreaker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jRwG9PN8QWqkr7bnTHH</text:p>
          </table:table-cell>
          <table:table-cell office:value-type="string" calcext:value-type="string">
            <text:p>Dunebreaker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qndgG6wmB6CLq6FqfjJ9</text:p>
          </table:table-cell>
          <table:table-cell office:value-type="string" calcext:value-type="string">
            <text:p>Embermaw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KpQT99rMW9DHw6Jjgrq8</text:p>
          </table:table-cell>
          <table:table-cell office:value-type="string" calcext:value-type="string">
            <text:p>Embermaw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rcRbTfRgjF8tpTKPMNH</text:p>
          </table:table-cell>
          <table:table-cell office:value-type="string" calcext:value-type="string">
            <text:p>Embermaw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QDcMDQpmhqJfwGDNNMcL</text:p>
          </table:table-cell>
          <table:table-cell office:value-type="string" calcext:value-type="string">
            <text:p>Sweeping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Q96RtWDpg7Lh6HcjmFk</text:p>
          </table:table-cell>
          <table:table-cell office:value-type="string" calcext:value-type="string">
            <text:p>Sweeping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dLmcdGCGFwQG98dqGwB</text:p>
          </table:table-cell>
          <table:table-cell office:value-type="string" calcext:value-type="string">
            <text:p>Sweeping B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k6KqfdDWCF6pLdpQFdj</text:p>
          </table:table-cell>
          <table:table-cell office:value-type="string" calcext:value-type="string">
            <text:p>Skittering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DkP9CqzbwDGJmTg7hrp7</text:p>
          </table:table-cell>
          <table:table-cell office:value-type="string" calcext:value-type="string">
            <text:p>Skittering S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7JLckkNhtBmRQBKRqnJM</text:p>
          </table:table-cell>
          <table:table-cell office:value-type="string" calcext:value-type="string">
            <text:p>Skittering S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kf9mwfBCbLDHncK6CPP</text:p>
          </table:table-cell>
          <table:table-cell office:value-type="string" calcext:value-type="string">
            <text:p>Heat Wave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RGTWgzLGh69FcNbLCfJc</text:p>
          </table:table-cell>
          <table:table-cell office:value-type="string" calcext:value-type="string">
            <text:p>Phoenix 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gfGgqG7wRNbwNGNmjKJr</text:p>
          </table:table-cell>
          <table:table-cell office:value-type="string" calcext:value-type="string">
            <text:p>Rise from the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nBcm8CFRhPzFPbNmwbRG</text:p>
          </table:table-cell>
          <table:table-cell office:value-type="string" calcext:value-type="string">
            <text:p>Rise from the A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NchKhPQf6PpwzgqNQQM9</text:p>
          </table:table-cell>
          <table:table-cell office:value-type="string" calcext:value-type="string">
            <text:p>Rise from the A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CRQcRmp7mhMTNDRgFN8</text:p>
          </table:table-cell>
          <table:table-cell office:value-type="string" calcext:value-type="string">
            <text:p>T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gcBghDT7wRQwQWmpWRb</text:p>
          </table:table-cell>
          <table:table-cell office:value-type="string" calcext:value-type="string">
            <text:p>Burn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nBPzmt9KKqqBpccHPJTG</text:p>
          </table:table-cell>
          <table:table-cell office:value-type="string" calcext:value-type="string">
            <text:p>Flameborn Retrib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jFbJmPHHbLwqfnbPfFML</text:p>
          </table:table-cell>
          <table:table-cell office:value-type="string" calcext:value-type="string">
            <text:p>Flamecall Awak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q96Kr6wpqctKgCCQRL9z</text:p>
          </table:table-cell>
          <table:table-cell office:value-type="string" calcext:value-type="string">
            <text:p>In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TTdKnFz9jptJ7WkbB6K</text:p>
          </table:table-cell>
          <table:table-cell office:value-type="string" calcext:value-type="string">
            <text:p>Stoke the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TtrCGpnGPrnC7pNFt6pw</text:p>
          </table:table-cell>
          <table:table-cell office:value-type="string" calcext:value-type="string">
            <text:p>Freezing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CQbrdqqK7FbcWgKnwWn</text:p>
          </table:table-cell>
          <table:table-cell office:value-type="string" calcext:value-type="string">
            <text:p>Sigil of Perma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bzdmgC7KjJKR87Qn8B</text:p>
          </table:table-cell>
          <table:table-cell office:value-type="string" calcext:value-type="string">
            <text:p>Sigil of Permafr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fzcpNTNGrMwzNHkqWKH</text:p>
          </table:table-cell>
          <table:table-cell office:value-type="string" calcext:value-type="string">
            <text:p>Sigil of Perma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Jnb8zmwpRcmqbcH7JTH</text:p>
          </table:table-cell>
          <table:table-cell office:value-type="string" calcext:value-type="string">
            <text:p>Pol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qChPM7KDBRhh789TtDm</text:p>
          </table:table-cell>
          <table:table-cell office:value-type="string" calcext:value-type="string">
            <text:p>Polar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9QHgTrJMCPMd6DfgDCNr</text:p>
          </table:table-cell>
          <table:table-cell office:value-type="string" calcext:value-type="string">
            <text:p>Polar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LMhFd7rHFC8LqNmLcJR</text:p>
          </table:table-cell>
          <table:table-cell office:value-type="string" calcext:value-type="string">
            <text:p>Isenhowl Weatherv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LBJgTd78DwgLWdpqRhN</text:p>
          </table:table-cell>
          <table:table-cell office:value-type="string" calcext:value-type="string">
            <text:p>Isenhowl Weatherv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JHqRnCpgHQ7KBMHmbWT</text:p>
          </table:table-cell>
          <table:table-cell office:value-type="string" calcext:value-type="string">
            <text:p>Isenhowl Weatherv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tcmPrWgJwnmKNhj8nMk</text:p>
          </table:table-cell>
          <table:table-cell office:value-type="string" calcext:value-type="string">
            <text:p>Arctic 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PmkJGtLgnfFnWgcKqgq6</text:p>
          </table:table-cell>
          <table:table-cell office:value-type="string" calcext:value-type="string">
            <text:p>Arctic Incar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8bJCMprNbTn6rKbchgB</text:p>
          </table:table-cell>
          <table:table-cell office:value-type="string" calcext:value-type="string">
            <text:p>Arctic Incarc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qNQGbtcF6NNBMDbDMhh</text:p>
          </table:table-cell>
          <table:table-cell office:value-type="string" calcext:value-type="string">
            <text:p>Emperor, Dracai of Aesir</text:p>
          </table:table-cell>
          <table:table-cell/>
          <table:table-cell office:value-type="string" calcext:value-type="string">
            <text:p>kMRjHHLzPtgLw7j7PmQqf</text:p>
          </table:table-cell>
          <table:table-cell office:value-type="string" calcext:value-type="string">
            <text:p>Command and Conqu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LhpjL6Jc6Mr8WTQMdn</text:p>
          </table:table-cell>
          <table:table-cell office:value-type="string" calcext:value-type="string">
            <text:p>Dust from the Golden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8F9nHbQ6N8rrPzdhJzn</text:p>
          </table:table-cell>
          <table:table-cell office:value-type="string" calcext:value-type="string">
            <text:p>Dust from the Red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KQg9cTc7WMNdRbq6pwRk</text:p>
          </table:table-cell>
          <table:table-cell office:value-type="string" calcext:value-type="string">
            <text:p>Dust from the Shadow Cry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NK7nKtRMLWdHJzrngNb</text:p>
          </table:table-cell>
          <table:table-cell office:value-type="string" calcext:value-type="string">
            <text:p>Tiger Sw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hGtMCHdMDGwzLj9JGwQ</text:p>
          </table:table-cell>
          <table:table-cell office:value-type="string" calcext:value-type="string">
            <text:p>Mindstate of T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8MDbwK76BTHkdjzDFTK</text:p>
          </table:table-cell>
          <table:table-cell office:value-type="string" calcext:value-type="string">
            <text:p>Roar of the 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QqczGWgqmCzqGqnWkwk</text:p>
          </table:table-cell>
          <table:table-cell office:value-type="string" calcext:value-type="string">
            <text:p>Flex 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GFhzzHdwLqwChD6TLkjk</text:p>
          </table:table-cell>
          <table:table-cell office:value-type="string" calcext:value-type="string">
            <text:p>Flex 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tD8RM6rJ6FWPFwFwkzg</text:p>
          </table:table-cell>
          <table:table-cell office:value-type="string" calcext:value-type="string">
            <text:p>Flex Cla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wzWpWmkqtGd6WhLCmwN</text:p>
          </table:table-cell>
          <table:table-cell office:value-type="string" calcext:value-type="string">
            <text:p>Blessing of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ThmjJFr8DhTq96q9BJc</text:p>
          </table:table-cell>
          <table:table-cell office:value-type="string" calcext:value-type="string">
            <text:p>Blessing of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9WT8dKmmQFdP7jmtqwqC</text:p>
          </table:table-cell>
          <table:table-cell office:value-type="string" calcext:value-type="string">
            <text:p>Blessing of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DjbmKWW9RHJwwncKDDfK</text:p>
          </table:table-cell>
          <table:table-cell office:value-type="string" calcext:value-type="string">
            <text:p>Pouncing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CccRcdK768czQhpzLPq</text:p>
          </table:table-cell>
          <table:table-cell office:value-type="string" calcext:value-type="string">
            <text:p>Pouncing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Q6tmqFznzMnf9dcDRcF</text:p>
          </table:table-cell>
          <table:table-cell office:value-type="string" calcext:value-type="string">
            <text:p>Pouncing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Gn8N6Pm6ctFgKnjCpL7</text:p>
          </table:table-cell>
          <table:table-cell office:value-type="string" calcext:value-type="string">
            <text:p>Qi Unlea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rPnGKq9czRctFqJqWknC</text:p>
          </table:table-cell>
          <table:table-cell office:value-type="string" calcext:value-type="string">
            <text:p>Qi Unlea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hNRNw6CMrF8trKHgtCC</text:p>
          </table:table-cell>
          <table:table-cell office:value-type="string" calcext:value-type="string">
            <text:p>Qi Unlea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9GQj9McpQbr8Jf9jhkch</text:p>
          </table:table-cell>
          <table:table-cell office:value-type="string" calcext:value-type="string">
            <text:p>Predatory St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gtKgMrhTRwMmQqMfg9FH</text:p>
          </table:table-cell>
          <table:table-cell office:value-type="string" calcext:value-type="string">
            <text:p>Predatory St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fdpDhwBKNpbGPntGkKd</text:p>
          </table:table-cell>
          <table:table-cell office:value-type="string" calcext:value-type="string">
            <text:p>Predatory St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cRgHbGGNmwCTQMBF6CQh</text:p>
          </table:table-cell>
          <table:table-cell office:value-type="string" calcext:value-type="string">
            <text:p>Spirit of E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Pfkdm8jrFqmHMNGj8h</text:p>
          </table:table-cell>
          <table:table-cell office:value-type="string" calcext:value-type="string">
            <text:p>Jubeel, Spellbane</text:p>
          </table:table-cell>
          <table:table-cell/>
          <table:table-cell office:value-type="string" calcext:value-type="string">
            <text:p>pdMgMzHwDgBpCNjD7WGLD</text:p>
          </table:table-cell>
          <table:table-cell office:value-type="string" calcext:value-type="string">
            <text:p>Spellbane Aeg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FjGKmpGbTCnrJR6fN79</text:p>
          </table:table-cell>
          <table:table-cell office:value-type="string" calcext:value-type="string">
            <text:p>Construct Nitro Mechan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Lt8CtdLmrbMPcqLCzqc</text:p>
          </table:table-cell>
          <table:table-cell office:value-type="string" calcext:value-type="string">
            <text:p>Nitro Mechanoi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pMt88NkhFBNw7fpC6tkN</text:p>
          </table:table-cell>
          <table:table-cell office:value-type="string" calcext:value-type="string">
            <text:p>Blacktek Whisperer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jfWPNBLBd9nGR8RdhnT</text:p>
          </table:table-cell>
          <table:table-cell office:value-type="string" calcext:value-type="string">
            <text:p>Mask of Perdition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nzHmjrhb7TTzGJppkpfc</text:p>
          </table:table-cell>
          <table:table-cell office:value-type="string" calcext:value-type="string">
            <text:p>Erad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jNwt6zMt9hMq9TDKJWp</text:p>
          </table:table-cell>
          <table:table-cell office:value-type="string" calcext:value-type="string">
            <text:p>Leave No Witn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tFCgnGdwMDBh7dzDqqz</text:p>
          </table:table-cell>
          <table:table-cell office:value-type="string" calcext:value-type="string">
            <text:p>Arakni, Huntsm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7RHWjLgCDRqwMww99GN</text:p>
          </table:table-cell>
          <table:table-cell office:value-type="string" calcext:value-type="string">
            <text:p>Arak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kmf8d6QjLGFqWMF8bcw6</text:p>
          </table:table-cell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Jcft9d6mrcTCbwbkQTcB</text:p>
          </table:table-cell>
          <table:table-cell office:value-type="string" calcext:value-type="string">
            <text:p>Pay 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djhDLqHJ9DB8GHD6fmf</text:p>
          </table:table-cell>
          <table:table-cell office:value-type="string" calcext:value-type="string">
            <text:p>Plunder the 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jJNnbrqJgdh7MW9wkMWP</text:p>
          </table:table-cell>
          <table:table-cell office:value-type="string" calcext:value-type="string">
            <text:p>Plunder the 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TtJknPgn6fpRWcgHkMJJ</text:p>
          </table:table-cell>
          <table:table-cell office:value-type="string" calcext:value-type="string">
            <text:p>Plunder the P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LQ8hHmzqnngwPhBdkNJ</text:p>
          </table:table-cell>
          <table:table-cell office:value-type="string" calcext:value-type="string">
            <text:p>Rob the 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9hRJc8GLMpncbLwkn8q</text:p>
          </table:table-cell>
          <table:table-cell office:value-type="string" calcext:value-type="string">
            <text:p>Rob the 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ppkHRwJHjnccLKhNHGG</text:p>
          </table:table-cell>
          <table:table-cell office:value-type="string" calcext:value-type="string">
            <text:p>Rob the 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fJ7wBLmBtGnBpqQttNK</text:p>
          </table:table-cell>
          <table:table-cell office:value-type="string" calcext:value-type="string">
            <text:p>Annihilate the Ar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7gffj66hdGBhpkTQQQt</text:p>
          </table:table-cell>
          <table:table-cell office:value-type="string" calcext:value-type="string">
            <text:p>Annihilate the Ar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ckgndNDJwgBMfzFRQ86</text:p>
          </table:table-cell>
          <table:table-cell office:value-type="string" calcext:value-type="string">
            <text:p>Annihilate the 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KbtrKKgB6TQdgwKQRRMp</text:p>
          </table:table-cell>
          <table:table-cell office:value-type="string" calcext:value-type="string">
            <text:p>Fleece the F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TkGCNJD989J9TkqLnfRb</text:p>
          </table:table-cell>
          <table:table-cell office:value-type="string" calcext:value-type="string">
            <text:p>Fleece the F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Drnc9CmJD6BdzzhQGjJ</text:p>
          </table:table-cell>
          <table:table-cell office:value-type="string" calcext:value-type="string">
            <text:p>Fleece the F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k6tMhn9RtfkbRpcLL8Ht</text:p>
          </table:table-cell>
          <table:table-cell office:value-type="string" calcext:value-type="string">
            <text:p>Nix the Ni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hCqd6bBfRGGdrmrFnLk</text:p>
          </table:table-cell>
          <table:table-cell office:value-type="string" calcext:value-type="string">
            <text:p>Nix the Nim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78pTWjgm7fW77FWfLpkM</text:p>
          </table:table-cell>
          <table:table-cell office:value-type="string" calcext:value-type="string">
            <text:p>Nix the N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CCWJQKkgjTNrH8PbnwQ</text:p>
          </table:table-cell>
          <table:table-cell office:value-type="string" calcext:value-type="string">
            <text:p>Sack the Sh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TdC6bPmz9GFQzqWFJnDC</text:p>
          </table:table-cell>
          <table:table-cell office:value-type="string" calcext:value-type="string">
            <text:p>Sack the Shi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BnJqcCCpBHQwzBgdNbh</text:p>
          </table:table-cell>
          <table:table-cell office:value-type="string" calcext:value-type="string">
            <text:p>Sack the Shif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M7zthPFbLMJ6KQQmB6P9</text:p>
          </table:table-cell>
          <table:table-cell office:value-type="string" calcext:value-type="string">
            <text:p>Slay the Scho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FFDrGrc8wD6whwWzdDF</text:p>
          </table:table-cell>
          <table:table-cell office:value-type="string" calcext:value-type="string">
            <text:p>Slay the Scho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786HHGgNbgmp8NJDtRQ</text:p>
          </table:table-cell>
          <table:table-cell office:value-type="string" calcext:value-type="string">
            <text:p>Slay the Scho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L9KdjgkjfnQ98H97dJw</text:p>
          </table:table-cell>
          <table:table-cell office:value-type="string" calcext:value-type="string">
            <text:p>Amethyst Tiar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gnHtCMJBbDQjqk8cWmhN</text:p>
          </table:table-cell>
          <table:table-cell office:value-type="string" calcext:value-type="string">
            <text:p>Annals of Sutcliff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GdjWwfTnfdWGFL6tRwz</text:p>
          </table:table-cell>
          <table:table-cell office:value-type="string" calcext:value-type="string">
            <text:p>Looming D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JrdtdRJmT7G97h6Qqcb</text:p>
          </table:table-cell>
          <table:table-cell office:value-type="string" calcext:value-type="string">
            <text:p>Deathly D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nKh7TTkLt6qtCJzGjB</text:p>
          </table:table-cell>
          <table:table-cell office:value-type="string" calcext:value-type="string">
            <text:p>Deathly D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FM7t8H8pfwFdTJc7qb8b</text:p>
          </table:table-cell>
          <table:table-cell office:value-type="string" calcext:value-type="string">
            <text:p>Deathly Du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WLgwcDwzpDdNrRTzDkW</text:p>
          </table:table-cell>
          <table:table-cell office:value-type="string" calcext:value-type="string">
            <text:p>Blessing of Oc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DWFWLcMDM9ngWMWpJtr</text:p>
          </table:table-cell>
          <table:table-cell office:value-type="string" calcext:value-type="string">
            <text:p>Blessing of Oc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khJ79fJq7qKqjGCJJnf</text:p>
          </table:table-cell>
          <table:table-cell office:value-type="string" calcext:value-type="string">
            <text:p>Blessing of Oc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tPbbtqrQ9hNtWH6jG6t</text:p>
          </table:table-cell>
          <table:table-cell office:value-type="string" calcext:value-type="string">
            <text:p>Runic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NPrtC9qGbkQPLDf7tbBB</text:p>
          </table:table-cell>
          <table:table-cell office:value-type="string" calcext:value-type="string">
            <text:p>Runic Re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KhQ7hPQnhbqnwpfcBzQh</text:p>
          </table:table-cell>
          <table:table-cell office:value-type="string" calcext:value-type="string">
            <text:p>Runic Rea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7CdmT8JMcMtQdRkpjg6</text:p>
          </table:table-cell>
          <table:table-cell office:value-type="string" calcext:value-type="string">
            <text:p>Sky Fire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6dnJR9CTdw7mmzGJckd</text:p>
          </table:table-cell>
          <table:table-cell office:value-type="string" calcext:value-type="string">
            <text:p>Sky Fire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hNtnmRzpc7mfbcgDcJk8</text:p>
          </table:table-cell>
          <table:table-cell office:value-type="string" calcext:value-type="string">
            <text:p>Sky Fire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c7CtkbBDTrzHr7t8DMQ</text:p>
          </table:table-cell>
          <table:table-cell office:value-type="string" calcext:value-type="string">
            <text:p>Seerstone</text:p>
          </table:table-cell>
          <table:table-cell/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Hp7c9HFRmwLFQ7WtKd86</text:p>
          </table:table-cell>
          <table:table-cell office:value-type="string" calcext:value-type="string">
            <text:p>Swell Ti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GqwMzK8mCrkKQ9kdpF7W</text:p>
          </table:table-cell>
          <table:table-cell office:value-type="string" calcext:value-type="string">
            <text:p>Suraya, Archangel of Knowled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9D7zGdNGdhHJKQ78DFNF</text:p>
          </table:table-cell>
          <table:table-cell office:value-type="string" calcext:value-type="string">
            <text:p>Wave of Reality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t6KzpDJ8JKfc9wNzgbmW</text:p>
          </table:table-cell>
          <table:table-cell office:value-type="string" calcext:value-type="string">
            <text:p>Spectral Pos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fWGwJwjNHRWdtNtLrrhn</text:p>
          </table:table-cell>
          <table:table-cell office:value-type="string" calcext:value-type="string">
            <text:p>Blessing of Spir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rrFPNWzgzMqWwPdT8dB</text:p>
          </table:table-cell>
          <table:table-cell office:value-type="string" calcext:value-type="string">
            <text:p>Blessing of Spir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rMj9dqrqq6mftqJ8Jq9</text:p>
          </table:table-cell>
          <table:table-cell office:value-type="string" calcext:value-type="string">
            <text:p>Blessing of Spir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7KzrHdpwqwffrfBbQbq</text:p>
          </table:table-cell>
          <table:table-cell office:value-type="string" calcext:value-type="string">
            <text:p>Spectral Pr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QkqkQhCrTkJtgCHH768</text:p>
          </table:table-cell>
          <table:table-cell office:value-type="string" calcext:value-type="string">
            <text:p>Spectral Pr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pfgTGDPgHt89LMDPQNr</text:p>
          </table:table-cell>
          <table:table-cell office:value-type="string" calcext:value-type="string">
            <text:p>Spectral Pr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FhWr8BprqnfjCqHrWLPm</text:p>
          </table:table-cell>
          <table:table-cell office:value-type="string" calcext:value-type="string">
            <text:p>Spectral 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mf7fcjCNtJM7NGJJWn</text:p>
          </table:table-cell>
          <table:table-cell office:value-type="string" calcext:value-type="string">
            <text:p>Spectral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LLBGbP8r8KLmBjmcmPw</text:p>
          </table:table-cell>
          <table:table-cell office:value-type="string" calcext:value-type="string">
            <text:p>Spectral 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B76Jz9T9FcQTtbFDpbmN</text:p>
          </table:table-cell>
          <table:table-cell office:value-type="string" calcext:value-type="string">
            <text:p>Water Glow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pJPGPPtgB7BDckBpRdM</text:p>
          </table:table-cell>
          <table:table-cell office:value-type="string" calcext:value-type="string">
            <text:p>Water Glow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mKghzHdGPnFQwhDcmWm</text:p>
          </table:table-cell>
          <table:table-cell office:value-type="string" calcext:value-type="string">
            <text:p>Water Glow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RRGgm9QNjFGchhLkbtF</text:p>
          </table:table-cell>
          <table:table-cell office:value-type="string" calcext:value-type="string">
            <text:p>Crown of Dominion</text:p>
          </table:table-cell>
          <table:table-cell/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 table:number-rows-repeated="104796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6">00/00/0000</text:date>, <text:time style:data-style-name="N2" text:time-value="11:16:02.8941689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26T11:32:21.894432841</dc:date>
    <meta:editing-duration>PT12H15M55S</meta:editing-duration>
    <meta:editing-cycles>536</meta:editing-cycles>
    <meta:generator>LibreOffice/7.2.5.2$MacOSX_X86_64 LibreOffice_project/499f9727c189e6ef3471021d6132d4c694f357e5</meta:generator>
    <meta:document-statistic meta:table-count="1" meta:cell-count="3225" meta:object-count="0"/>
  </office:meta>
</office:document-meta>
</file>